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Heading_20_3" style:list-style-name="">
      <style:paragraph-properties fo:text-align="justify" style:justify-single-word="false"/>
      <style:text-properties officeooo:paragraph-rsid="00324ce3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Standard" style:list-style-name="L2">
      <style:paragraph-properties fo:margin-top="0.0602in" fo:margin-bottom="0.0602in" style:contextual-spacing="false"/>
    </style:style>
    <style:style style:name="P5" style:family="paragraph" style:parent-style-name="Text_20_body">
      <style:text-properties officeooo:rsid="002e2a82" officeooo:paragraph-rsid="002dbfc4"/>
    </style:style>
    <style:style style:name="P6" style:family="paragraph" style:parent-style-name="Text_20_body">
      <style:text-properties officeooo:rsid="002e2a82" officeooo:paragraph-rsid="002e2a82"/>
    </style:style>
    <style:style style:name="P7" style:family="paragraph" style:parent-style-name="Text_20_body">
      <style:text-properties officeooo:rsid="002f0b3c" officeooo:paragraph-rsid="002f0b3c"/>
    </style:style>
    <style:style style:name="P8" style:family="paragraph" style:parent-style-name="Text_20_body">
      <style:text-properties officeooo:rsid="002fc015" officeooo:paragraph-rsid="002fc015"/>
    </style:style>
    <style:style style:name="T1" style:family="text">
      <style:text-properties style:font-name="Liberation Sans1" fo:language="pt" fo:country="BR"/>
    </style:style>
    <style:style style:name="T2" style:family="text">
      <style:text-properties style:font-name="Liberation Sans1" fo:language="pt" fo:country="BR" officeooo:rsid="002fcf5c"/>
    </style:style>
    <style:style style:name="T3" style:family="text">
      <style:text-properties style:font-name="Liberation Sans1" fo:language="pt" fo:country="BR" fo:font-style="italic" officeooo:rsid="002fcf5c" style:font-style-asian="italic" style:font-style-complex="italic"/>
    </style:style>
    <style:style style:name="T4" style:family="text">
      <style:text-properties style:font-name="Liberation Sans1" fo:language="pt" fo:country="BR" fo:font-style="normal" officeooo:rsid="002fcf5c" style:font-style-asian="normal" style:font-style-complex="normal"/>
    </style:style>
    <style:style style:name="T5" style:family="text">
      <style:text-properties style:font-name="Liberation Sans1" fo:language="pt" fo:country="BR" fo:font-style="normal" officeooo:rsid="0030916a" style:font-style-asian="normal" style:font-style-complex="normal"/>
    </style:style>
    <style:style style:name="T6" style:family="text">
      <style:text-properties style:font-name="Liberation Sans1" fo:language="pt" fo:country="BR" officeooo:rsid="00337645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xercícios</text:p>
      <text:p text:style-name="Subtitle">Aula 03</text:p>
      <text:h text:style-name="P3" text:outline-level="3">Qual o objetivo dos métodos, ferramentas e procedimentos utilizados em um software?</text:h>
      <text:p text:style-name="P5">Produzir software de alta qualidade.</text:p>
      <text:h text:style-name="Heading_20_3" text:outline-level="3">O que abrange a Qualidade de software ?</text:h>
      <text:p text:style-name="P6">M<text:span text:style-name="T1">étodos e ferramentas de análise, revisões técnicas, estratégias de testes, controle da documentação e adequação nos padrões de desenvolvimento.</text:span></text:p>
      <text:h text:style-name="Heading_20_3" text:outline-level="3">O que são requisitos do software?</text:h>
      <text:p text:style-name="P7">Os requisitos do software comp<text:span text:style-name="T1">õem a base a partir da qual a qualidade do mesmo é medida. Logo, a falta de conformidade aos requisitos demonstra </text:span><text:span text:style-name="T6">também </text:span><text:span text:style-name="T1">falta de qualidade.</text:span></text:p>
      <text:h text:style-name="Heading_20_3" text:outline-level="3">Quais são os fatores da Qualidade de software e como são medidos?</text:h>
      <text:p text:style-name="P8">Os fatores de qualidade de software geralmente s<text:span text:style-name="T1">ão focados em três aspectos importantes: suas características operacionais, sua facilidade de manutenção e sua adaptabilidade a outro ambiente.</text:span></text:p>
      <text:p text:style-name="P8"><text:span text:style-name="T1">Podem ser medidos </text:span><text:span text:style-name="T2">de diretamente – como erros, KLOC (</text:span><text:span text:style-name="T3">kilo lines of code</text:span><text:span text:style-name="T4">) ou unidades de tempo – ou indiretamente – </text:span><text:span text:style-name="T5">como usabilidade ou experiência de usuário.</text:span></text:p>
      <text:h text:style-name="P2" text:outline-level="3"/>
      <text:h text:style-name="P1" text:outline-level="3">Quais são as descrições que representam os fatores de Qualidade de software?</text:h>
      <text:list xml:id="list1730529054" text:style-name="L2">
        <text:list-item>
          <text:p text:style-name="P4"><text:span text:style-name="T7">Corretude</text:span>: <text:s/>à medida que um programa satisfaz sua especificação e cumpre os objetivos;</text:p>
        </text:list-item>
        <text:list-item>
          <text:p text:style-name="P4"><text:span text:style-name="T7">Confiabilidade</text:span>: à medida que se pode esperar que um programa execute sua função pretendida com precisão exigida;</text:p>
        </text:list-item>
        <text:list-item>
          <text:p text:style-name="P4"><text:span text:style-name="T7">Eficiência</text:span>: quantidade de recursos de computação e de código exigida para que um programa execute sua função;</text:p>
        </text:list-item>
        <text:list-item>
          <text:p text:style-name="P4"><text:span text:style-name="T7">Integridade</text:span>: à medida que o acesso ao software ou os dados por pessoas não-autorizadas é controlado;</text:p>
        </text:list-item>
        <text:list-item>
          <text:p text:style-name="P4"><text:span text:style-name="T7">Usabilidade</text:span>: esforço para aprender, operar, preparar a entrada e interpretar a saída de um programa;</text:p>
        </text:list-item>
        <text:list-item>
          <text:p text:style-name="P4"><text:span text:style-name="T7">Manutenibilidade</text:span>: esforço exigido para localizar e reparar erros num programa;</text:p>
        </text:list-item>
        <text:list-item>
          <text:p text:style-name="P4"><text:span text:style-name="T7">Flexibilidade</text:span>: esforço exigido para modificar um programa operacional;</text:p>
        </text:list-item>
        <text:list-item>
          <text:p text:style-name="P4"><text:span text:style-name="T7">Testabilidade</text:span>: esforço exigido para testar um programa a fim de garantir sua execução;</text:p>
        </text:list-item>
        <text:list-item>
          <text:p text:style-name="P4"><text:span text:style-name="T7">Portabilidade</text:span>: esforço exigido para transferir o programa de um ambiente para outro;</text:p>
        </text:list-item>
        <text:list-item>
          <text:p text:style-name="P4"><text:span text:style-name="T7">Reusabilidade</text:span>: um programa pode ser reusado por outros programas;</text:p>
        </text:list-item>
        <text:list-item>
          <text:p text:style-name="P4"><text:span text:style-name="T7">Interoperabilidade</text:span>: esforço exigido para se acoplar um sistema a outro;</text:p>
        </text:list-item>
        <text:list-item>
          <text:p text:style-name="P4"><text:span text:style-name="T7">Concisão</text:span>: compactação do programa em termos de linhas de código;</text:p>
        </text:list-item>
        <text:list-item>
          <text:p text:style-name="P4"><text:span text:style-name="T7">Segurança</text:span>: controle que protege programa e dados;</text:p>
        </text:list-item>
        <text:list-item>
          <text:p text:style-name="P4"><text:span text:style-name="T7">Simplicidade</text:span>: o quanto um programa pode ser entendido sem dificuldade;</text:p>
        </text:list-item>
        <text:list-item>
          <text:p text:style-name="P4"><text:span text:style-name="T7">Modularidade</text:span>: independência funcional dos componentes;</text:p>
        </text:list-item>
        <text:list-item>
          <text:p text:style-name="P4"><text:span text:style-name="T7">Expansibilidade</text:span>: o quanto o projeto de arquitetura, procedimental e de dados podem ser ampliados;</text:p>
        </text:list-item>
        <text:list-item>
          <text:p text:style-name="P4"><text:span text:style-name="T7">Inteireza</text:span>: o quanto a implementação total da função requerida foi conseguida;</text:p>
        </text:list-item>
        <text:list-item>
          <text:p text:style-name="P4"><text:span text:style-name="T7">Autodocumentação</text:span>: o quanto o código-fonte apresenta documentação significativa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in" fo:margin-bottom="0.1in" style:contextual-spacing="false" fo:text-align="justify" style:justify-single-word="false" style:page-number="auto"/>
      <style:text-properties style:font-name="Liberation Sans1" fo:font-family="'Liberation Sans'" style:font-style-name="Regular" style:font-family-generic="swiss" style:font-pitch="variable" fo:language="pt" fo:country="BR"/>
    </style:style>
    <style:style style:name="Heading" style:family="paragraph" style:parent-style-name="Standard" style:next-style-name="Text_20_body" style:class="text">
      <style:paragraph-properties fo:margin-top="0.0598in" fo:margin-bottom="0.0799in" style:contextual-spacing="false" fo:keep-with-next="always"/>
      <style:text-properties style:font-name="Liberation Sans" fo:font-family="'Liberation Sans'" style:font-family-generic="swiss" style:font-pitch="variable" fo:font-size="12pt" fo:language="pt" fo:country="BR" officeooo:rsid="0022f758" style:font-name-asian="DejaVu Sans" style:font-family-asian="'DejaVu Sans'" style:font-family-generic-asian="system" style:font-pitch-asian="variable" style:font-size-asian="12pt" style:font-name-complex="FreeSans1" style:font-family-complex="FreeSans" style:font-family-generic-complex="system" style:font-pitch-complex="variable" style:font-size-complex="12pt"/>
    </style:style>
    <style:style style:name="Text_20_body" style:display-name="Text body" style:family="paragraph" style:parent-style-name="Standard" style:class="text" style:master-page-name="">
      <style:paragraph-properties fo:margin-top="0.1in" fo:margin-bottom="0.1in" style:contextual-spacing="false" fo:line-height="100%" style:page-number="auto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 style:master-page-name="">
      <style:paragraph-properties fo:margin-top="0.1201in" fo:margin-bottom="0.1201in" style:contextual-spacing="false" fo:text-align="center" style:justify-single-word="false" style:page-number="auto"/>
      <style:text-properties style:text-line-through-style="none" style:text-line-through-type="none" style:font-name="Liberation Sans" fo:font-family="'Liberation Sans'" style:font-family-generic="swiss" style:font-pitch="variable" fo:font-size="24pt" fo:language="pt" fo:country="BR" style:text-underline-style="solid" style:text-underline-width="auto" style:text-underline-color="font-color" fo:font-weight="bold" officeooo:rsid="0022f758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02in" fo:margin-bottom="0.1201in" style:contextual-spacing="false" fo:text-align="center" style:justify-single-word="false" style:page-number="auto"/>
      <style:text-properties style:font-name="Liberation Sans" fo:font-family="'Liberation Sans'" style:font-family-generic="swiss" style:font-pitch="variable" fo:font-size="16pt" fo:language="pt" fo:country="BR" officeooo:rsid="0022f758" style:font-name-asian="DejaVu Sans" style:font-family-asian="'DejaVu Sans'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6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598in" fo:margin-bottom="0.0799in" style:contextual-spacing="false" style:page-number="auto"/>
      <style:text-properties fo:font-size="18pt" fo:language="pt" fo:country="BR" fo:font-weight="bold" officeooo:rsid="001fd5e6" style:font-size-asian="18pt" style:font-weight-asian="bold" style:font-size-complex="18pt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201in" fo:margin-bottom="0.0598in" style:contextual-spacing="false" style:page-number="auto"/>
      <style:text-properties fo:font-size="16pt" fo:language="pt" fo:country="BR" fo:font-weight="bold" officeooo:rsid="001fd5e6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in" fo:margin-bottom="0.0402in" style:contextual-spacing="false"/>
      <style:text-properties fo:font-size="14pt" fo:language="pt" fo:country="BR" fo:font-weight="bold" officeooo:rsid="001fd5e6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598in" fo:margin-bottom="0.0299in" style:contextual-spacing="false"/>
      <style:text-properties fo:font-size="12pt" fo:language="pt" fo:country="BR" fo:font-style="normal" fo:font-weight="bold" officeooo:rsid="001fd5e6" style:font-size-asian="12pt" style:font-style-asian="normal" style:font-weight-asian="bold" style:font-size-complex="12pt" style:font-style-complex="normal" style:font-weight-complex="600"/>
    </style:style>
    <style:style style:name="Quotations" style:family="paragraph" style:parent-style-name="Standard" style:class="html" style:master-page-name="">
      <style:paragraph-properties fo:margin-left="0.3937in" fo:margin-right="0.3937in" fo:margin-top="0.1in" fo:margin-bottom="0.1in" style:contextual-spacing="false" fo:text-align="center" style:justify-single-word="false" fo:text-indent="0in" style:auto-text-indent="false" style:page-number="auto">
        <style:tab-stops/>
      </style:paragraph-properties>
      <style:text-properties fo:font-size="11pt" fo:language="pt" fo:country="BR" fo:font-style="italic" officeooo:rsid="0022f758" style:font-style-asian="italic" style:font-style-complex="italic"/>
    </style:style>
    <style:style style:name="Preformatted_20_Text" style:display-name="Preformatted Text" style:family="paragraph" style:parent-style-name="Standard" style:class="html" style:master-page-name="">
      <style:paragraph-properties fo:margin-top="0in" fo:margin-bottom="0in" style:contextual-spacing="false" fo:text-align="start" style:justify-single-word="false" style:page-number="auto"/>
      <style:text-properties style:font-name="Liberation Mono" fo:font-family="'Liberation Mono'" style:font-family-generic="modern" style:font-pitch="fixed" fo:font-size="10pt" fo:language="pt" fo:country="BR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fo:text-inden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4T17:35:55.467509311</meta:creation-date>
    <meta:editing-duration>PT3H42M40S</meta:editing-duration>
    <meta:editing-cycles>8</meta:editing-cycles>
    <meta:generator>LibreOffice/7.3.1.3$Linux_X86_64 LibreOffice_project/30$Build-3</meta:generator>
    <dc:title>Default</dc:title>
    <dc:date>2022-04-04T21:29:14.834061511</dc:date>
    <meta:document-statistic meta:table-count="0" meta:image-count="0" meta:object-count="0" meta:page-count="2" meta:paragraph-count="30" meta:word-count="384" meta:character-count="2491" meta:non-whitespace-character-count="2156"/>
    <meta:template xlink:type="simple" xlink:actuate="onRequest" xlink:title="Default" xlink:href="../../../../../.config/libreoffice/4/user/template/School.ott" meta:date="2022-04-04T17:35:54.485930697"/>
  </office:meta>
</office:document-meta>
</file>